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 Book2" svg:font-family="'Fira Sans Book'" style:font-family-generic="swiss"/>
    <style:font-face style:name="Fira Sans Book3" svg:font-family="'Fira Sans Book'" style:font-adornments="Book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color="#000000" draw:fill="none" draw:fill-color="#ffffff" fo:min-height="0.614cm"/>
    </style:style>
    <style:style style:name="gr6" style:family="graphic" style:parent-style-name="objectwithoutfill">
      <style:graphic-properties svg:stroke-width="0.102cm" svg:stroke-color="#000000" draw:marker-start-width="0.305cm" draw:marker-end-width="0.305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svg:stroke-width="0.051cm" svg:stroke-color="#000000" draw:marker-start-width="0.076cm" draw:marker-end-width="0.076cm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1cm" svg:stroke-color="#000000" draw:marker-start-width="0.356cm" draw:marker-end-width="0.356cm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fo:min-height="0.767cm"/>
    </style:style>
    <style:style style:name="gr10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4" style:family="graphic" style:parent-style-name="objectwithoutfill">
      <style:graphic-properties svg:stroke-width="0.051cm" draw:marker-start-width="0.152cm" draw:marker-end-width="0.152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ffffff"/>
      <style:text-properties style:font-name="Fira Sans Book1" fo:font-size="18pt" fo:font-weight="350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style:font-name="Fira Sans Book1" fo:font-size="18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line draw:style-name="gr1" draw:text-style-name="P1" draw:layer="layout" svg:x1="3.2cm" svg:y1="2.036cm" svg:x2="3.2cm" svg:y2="2.745cm">
            <text:p/>
          </draw:line>
          <draw:line draw:style-name="gr2" draw:text-style-name="P1" draw:layer="layout" svg:x1="3.657cm" svg:y1="1.326cm" svg:x2="3.657cm" svg:y2="3.454cm">
            <text:p/>
          </draw:line>
          <draw:line draw:style-name="gr3" draw:text-style-name="P1" draw:layer="layout" svg:x1="3.2cm" svg:y1="2.39cm" svg:x2="2.288cm" svg:y2="2.39cm">
            <text:p/>
          </draw:line>
          <draw:line draw:style-name="gr4" draw:text-style-name="P1" draw:layer="layout" svg:x1="3.657cm" svg:y1="2.39cm" svg:x2="4.569cm" svg:y2="2.39cm">
            <text:p/>
          </draw:line>
        </draw:g>
        <draw:frame draw:style-name="gr5" draw:text-style-name="P2" draw:layer="layout" svg:width="1.821cm" svg:height="1.017cm" svg:x="2.905cm" svg:y="0.415cm">
          <draw:text-box>
            <text:p><text:span text:style-name="T1">3.0V </text:span></text:p>
          </draw:text-box>
        </draw:frame>
        <draw:g xml:id="id3" draw:id="id3">
          <draw:line draw:style-name="gr6" draw:text-style-name="P3" draw:layer="layout" svg:x1="5.701cm" svg:y1="3.46cm" svg:x2="6.048cm" svg:y2="3.525cm">
            <text:p/>
          </draw:line>
          <draw:line draw:style-name="gr6" draw:text-style-name="P3" draw:layer="layout" svg:x1="5.472cm" svg:y1="3.627cm" svg:x2="6.046cm" svg:y2="3.742cm">
            <text:p/>
          </draw:line>
          <draw:line draw:style-name="gr6" draw:text-style-name="P3" draw:layer="layout" svg:x1="5.468cm" svg:y1="3.63cm" svg:x2="6.044cm" svg:y2="3.524cm">
            <text:p/>
          </draw:line>
          <draw:line draw:style-name="gr6" draw:text-style-name="P3" draw:layer="layout" svg:x1="6.042cm" svg:y1="3.741cm" svg:x2="5.466cm" svg:y2="3.847cm">
            <text:p/>
          </draw:line>
          <draw:line draw:style-name="gr6" draw:text-style-name="P3" draw:layer="layout" svg:x1="6.04cm" svg:y1="3.958cm" svg:x2="5.464cm" svg:y2="4.064cm">
            <text:p/>
          </draw:line>
          <draw:line draw:style-name="gr6" draw:text-style-name="P3" draw:layer="layout" svg:x1="6.044cm" svg:y1="3.961cm" svg:x2="5.47cm" svg:y2="3.846cm">
            <text:p/>
          </draw:line>
          <draw:line draw:style-name="gr6" draw:text-style-name="P3" draw:layer="layout" svg:x1="5.467cm" svg:y1="4.054cm" svg:x2="6.041cm" svg:y2="4.169cm">
            <text:p/>
          </draw:line>
          <draw:line draw:style-name="gr6" draw:text-style-name="P3" draw:layer="layout" svg:x1="5.466cm" svg:y1="4.271cm" svg:x2="6.04cm" svg:y2="4.386cm">
            <text:p/>
          </draw:line>
          <draw:line draw:style-name="gr6" draw:text-style-name="P3" draw:layer="layout" svg:x1="5.462cm" svg:y1="4.274cm" svg:x2="6.038cm" svg:y2="4.168cm">
            <text:p/>
          </draw:line>
          <draw:line draw:style-name="gr6" draw:text-style-name="P3" draw:layer="layout" svg:x1="6.036cm" svg:y1="4.384cm" svg:x2="5.46cm" svg:y2="4.49cm">
            <text:p/>
          </draw:line>
          <draw:line draw:style-name="gr6" draw:text-style-name="P3" draw:layer="layout" svg:x1="6.034cm" svg:y1="4.602cm" svg:x2="5.691cm" svg:y2="4.662cm">
            <text:p/>
          </draw:line>
          <draw:line draw:style-name="gr6" draw:text-style-name="P3" draw:layer="layout" svg:x1="6.038cm" svg:y1="4.604cm" svg:x2="5.464cm" svg:y2="4.489cm">
            <text:p/>
          </draw:line>
        </draw:g>
        <draw:connector draw:style-name="gr7" draw:text-style-name="P4" draw:layer="layout" svg:x1="2.288cm" svg:y1="2.39cm" svg:x2="7.881cm" svg:y2="7.561cm" draw:start-shape="id1" draw:start-glue-point="3" draw:end-shape="id2" draw:end-glue-point="3" svg:d="M2288 2390h-551v5171h6144" svg:viewBox="0 0 6145 5172">
          <text:p/>
        </draw:connector>
        <draw:connector draw:style-name="gr8" draw:text-style-name="P4" draw:layer="layout" svg:x1="4.569cm" svg:y1="2.39cm" svg:x2="5.754cm" svg:y2="3.46cm" draw:start-shape="id1" draw:start-glue-point="1" draw:end-shape="id3" draw:end-glue-point="0" svg:d="M4569 2390h1185v1070" svg:viewBox="0 0 1186 1071">
          <text:p/>
        </draw:connector>
        <draw:frame draw:style-name="gr9" draw:text-style-name="P2" draw:layer="layout" svg:width="1.168cm" svg:height="1.017cm" svg:x="4.386cm" svg:y="3.543cm">
          <draw:text-box>
            <text:p><text:span text:style-name="T1">1k</text:span></text:p>
          </draw:text-box>
        </draw:frame>
        <draw:g xml:id="id4" draw:id="id4">
          <draw:line draw:style-name="gr6" draw:text-style-name="P3" draw:layer="layout" svg:x1="10.478cm" svg:y1="3.439cm" svg:x2="10.825cm" svg:y2="3.504cm">
            <text:p/>
          </draw:line>
          <draw:line draw:style-name="gr6" draw:text-style-name="P3" draw:layer="layout" svg:x1="10.249cm" svg:y1="3.606cm" svg:x2="10.823cm" svg:y2="3.721cm">
            <text:p/>
          </draw:line>
          <draw:line draw:style-name="gr6" draw:text-style-name="P3" draw:layer="layout" svg:x1="10.245cm" svg:y1="3.609cm" svg:x2="10.821cm" svg:y2="3.503cm">
            <text:p/>
          </draw:line>
          <draw:line draw:style-name="gr6" draw:text-style-name="P3" draw:layer="layout" svg:x1="10.819cm" svg:y1="3.72cm" svg:x2="10.243cm" svg:y2="3.826cm">
            <text:p/>
          </draw:line>
          <draw:line draw:style-name="gr6" draw:text-style-name="P3" draw:layer="layout" svg:x1="10.817cm" svg:y1="3.937cm" svg:x2="10.241cm" svg:y2="4.043cm">
            <text:p/>
          </draw:line>
          <draw:line draw:style-name="gr6" draw:text-style-name="P3" draw:layer="layout" svg:x1="10.821cm" svg:y1="3.94cm" svg:x2="10.247cm" svg:y2="3.825cm">
            <text:p/>
          </draw:line>
          <draw:line draw:style-name="gr6" draw:text-style-name="P3" draw:layer="layout" svg:x1="10.244cm" svg:y1="4.033cm" svg:x2="10.818cm" svg:y2="4.148cm">
            <text:p/>
          </draw:line>
          <draw:line draw:style-name="gr6" draw:text-style-name="P3" draw:layer="layout" svg:x1="10.243cm" svg:y1="4.25cm" svg:x2="10.817cm" svg:y2="4.365cm">
            <text:p/>
          </draw:line>
          <draw:line draw:style-name="gr6" draw:text-style-name="P3" draw:layer="layout" svg:x1="10.239cm" svg:y1="4.253cm" svg:x2="10.815cm" svg:y2="4.147cm">
            <text:p/>
          </draw:line>
          <draw:line draw:style-name="gr6" draw:text-style-name="P3" draw:layer="layout" svg:x1="10.813cm" svg:y1="4.363cm" svg:x2="10.237cm" svg:y2="4.469cm">
            <text:p/>
          </draw:line>
          <draw:line draw:style-name="gr6" draw:text-style-name="P3" draw:layer="layout" svg:x1="10.811cm" svg:y1="4.581cm" svg:x2="10.468cm" svg:y2="4.641cm">
            <text:p/>
          </draw:line>
          <draw:line draw:style-name="gr6" draw:text-style-name="P3" draw:layer="layout" svg:x1="10.815cm" svg:y1="4.583cm" svg:x2="10.241cm" svg:y2="4.468cm">
            <text:p/>
          </draw:line>
        </draw:g>
        <draw:connector draw:style-name="gr7" draw:text-style-name="P4" draw:layer="layout" svg:x1="4.569cm" svg:y1="2.39cm" svg:x2="10.531cm" svg:y2="3.439cm" draw:start-shape="id1" draw:start-glue-point="1" draw:end-shape="id4" draw:end-glue-point="0" svg:d="M4569 2390h5962v1049" svg:viewBox="0 0 5963 1050">
          <text:p/>
        </draw:connector>
        <draw:frame draw:style-name="gr9" draw:text-style-name="P2" draw:layer="layout" svg:width="1.168cm" svg:height="1.017cm" svg:x="9.15cm" svg:y="3.523cm">
          <draw:text-box>
            <text:p><text:span text:style-name="T1">1k</text:span></text:p>
          </draw:text-box>
        </draw:frame>
        <draw:g xml:id="id2" draw:id="id2">
          <draw:line draw:style-name="gr10" draw:text-style-name="P1" draw:layer="layout" svg:x1="9.25cm" svg:y1="7.207cm" svg:x2="9.25cm" svg:y2="7.916cm">
            <text:p/>
          </draw:line>
          <draw:line draw:style-name="gr11" draw:text-style-name="P1" draw:layer="layout" svg:x1="8.793cm" svg:y1="6.497cm" svg:x2="8.793cm" svg:y2="8.625cm">
            <text:p/>
          </draw:line>
          <draw:line draw:style-name="gr12" draw:text-style-name="P1" draw:layer="layout" svg:x1="9.25cm" svg:y1="7.561cm" svg:x2="10.162cm" svg:y2="7.561cm">
            <text:p/>
          </draw:line>
          <draw:line draw:style-name="gr13" draw:text-style-name="P1" draw:layer="layout" svg:x1="8.793cm" svg:y1="7.561cm" svg:x2="7.881cm" svg:y2="7.561cm">
            <text:p/>
          </draw:line>
        </draw:g>
        <draw:connector draw:style-name="gr7" draw:text-style-name="P4" draw:layer="layout" draw:line-skew="0cm -0.188cm" svg:x1="10.531cm" svg:y1="4.641cm" svg:x2="10.162cm" svg:y2="7.561cm" draw:start-shape="id4" draw:start-glue-point="2" draw:end-shape="id2" draw:end-glue-point="1" svg:d="M10531 4641v928h-6v1992h-363" svg:viewBox="0 0 370 2921">
          <text:p/>
        </draw:connector>
        <draw:line draw:style-name="gr14" draw:text-style-name="P3" draw:layer="layout" svg:x1="5.767cm" svg:y1="4.708cm" svg:x2="5.767cm" svg:y2="7.604cm">
          <text:p/>
        </draw:line>
        <draw:frame draw:style-name="gr5" draw:text-style-name="P2" draw:layer="layout" svg:width="1.821cm" svg:height="1.017cm" svg:x="9.077cm" svg:y="8.188cm">
          <draw:text-box>
            <text:p><text:span text:style-name="T1">3.0V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 Book2" svg:font-family="'Fira Sans Book'" style:font-family-generic="swiss"/>
    <style:font-face style:name="Fira Sans Book3" svg:font-family="'Fira Sans Book'" style:font-adornments="Book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5:21:55.956273496</meta:creation-date>
    <dc:date>2019-04-17T17:19:59.752469621</dc:date>
    <meta:editing-duration>PT32M40S</meta:editing-duration>
    <meta:editing-cycles>11</meta:editing-cycles>
    <meta:generator>LibreOffice/5.1.6.2$Linux_X86_64 LibreOffice_project/10m0$Build-2</meta:generator>
    <meta:document-statistic meta:object-count="45"/>
  </office:meta>
</office:document-meta>
</file>